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d71" officeooo:paragraph-rsid="00193d71"/>
    </style:style>
    <style:style style:name="P2" style:family="paragraph" style:parent-style-name="Standard">
      <style:paragraph-properties fo:text-align="start" style:justify-single-word="false"/>
      <style:text-properties officeooo:rsid="001a1bc9" officeooo:paragraph-rsid="001a1bc9"/>
    </style:style>
    <style:style style:name="P3" style:family="paragraph" style:parent-style-name="Standard">
      <style:paragraph-properties fo:text-align="start" style:justify-single-word="false"/>
      <style:text-properties officeooo:rsid="001a4e0d" officeooo:paragraph-rsid="001a4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INDUSTRIAL REVOLUTION</text:p>
      <text:p text:style-name="P1"/>
      <text:p text:style-name="P1"/>
      <text:p text:style-name="P2">The new idea of freedom for the individual was economic liberalism, that meant free trade and unrestrained economic activity.</text:p>
      <text:p text:style-name="P2">The industrial took place in England from 1760 to 1840. </text:p>
      <text:p text:style-name="P2">It was a process of change from an agrarian economic to one dominated by industry and machine manufacture.</text:p>
      <text:p text:style-name="P3">The change was so great that it had enormous social and political conseguences.</text:p>
      <text:p text:style-name="P3">There have been some technical innovations:</text:p>
      <text:p text:style-name="P3">- the use of a new materials (iron,steel)</text:p>
      <text:p text:style-name="P3">- new energy sources (petroleum,electricity...)</text:p>
      <text:p text:style-name="P3">- new machines that increased production</text:p>
      <text:p text:style-name="P3">- development in transportation and comunication</text:p>
      <text:p text:style-name="P3">- new organization of work: the factory sys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3S</meta:editing-duration>
    <meta:editing-cycles>3</meta:editing-cycles>
    <meta:generator>LibreOffice/5.2.1.2$Windows_x86 LibreOffice_project/31dd62db80d4e60af04904455ec9c9219178d620</meta:generator>
    <dc:date>2017-09-24T17:58:42.491000000</dc:date>
    <meta:document-statistic meta:table-count="0" meta:image-count="0" meta:object-count="0" meta:page-count="1" meta:paragraph-count="11" meta:word-count="102" meta:character-count="657" meta:non-whitespace-character-count="565"/>
    <meta:user-defined meta:name="Info 1"/>
    <meta:user-defined meta:name="Info 2"/>
    <meta:user-defined meta:name="Info 3"/>
    <meta:user-defined meta:name="Info 4"/>
  </office:meta>
</office:document-meta>
</file>